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3756in"/>
    </style:style>
    <style:style style:name="co4" style:family="table-column">
      <style:table-column-properties fo:break-before="auto" style:column-width="1.7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Time Begin</text:p>
          </table:table-cell>
          <table:table-cell table:style-name="Default" office:value-type="string">
            <text:p>Time End</text:p>
          </table:table-cell>
          <table:table-cell office:value-type="string">
            <text:p>Reason</text:p>
          </table:table-cell>
          <table:table-cell office:value-type="string">
            <text:p>Phone Number</text:p>
          </table:table-cell>
        </table:table-row>
        <table:table-row table:style-name="ro1">
          <table:table-cell office:value-type="string">
            <text:p>Avery Young</text:p>
          </table:table-cell>
          <table:table-cell office:value-type="date" office:date-value="2016-03-03">
            <text:p>03/03/16</text:p>
          </table:table-cell>
          <table:table-cell office:value-type="time" office:time-value="PT07H30M00S">
            <text:p>07:30:00 AM</text:p>
          </table:table-cell>
          <table:table-cell office:value-type="time" office:time-value="PT07H40M00S">
            <text:p>07:40:00 AM</text:p>
          </table:table-cell>
          <table:table-cell office:value-type="string">
            <text:p>Dental payment</text:p>
          </table:table-cell>
          <table:table-cell office:value-type="float" office:value="7064162576">
            <text:p>7064162576</text:p>
          </table:table-cell>
        </table:table-row>
        <table:table-row table:style-name="ro2">
          <table:table-cell office:value-type="string">
            <text:p>Latwanda Wheat</text:p>
          </table:table-cell>
          <table:table-cell office:value-type="date" office:date-value="2016-03-03">
            <text:p>03/03/16</text:p>
          </table:table-cell>
          <table:table-cell office:value-type="time" office:time-value="PT07H46M00S">
            <text:p>07:46:00 AM</text:p>
          </table:table-cell>
          <table:table-cell office:value-type="time" office:time-value="PT07H51M00S">
            <text:p>07:51:00 AM</text:p>
          </table:table-cell>
          <table:table-cell office:value-type="string">
            <text:p>Client wanted more info on plan</text:p>
          </table:table-cell>
          <table:table-cell office:value-type="float" office:value="9855174998">
            <text:p>9855174998</text:p>
          </table:table-cell>
        </table:table-row>
        <table:table-row table:style-name="ro1">
          <table:table-cell office:value-type="string">
            <text:p>Joshua Tyson</text:p>
          </table:table-cell>
          <table:table-cell office:value-type="date" office:date-value="2016-03-03">
            <text:p>03/03/16</text:p>
          </table:table-cell>
          <table:table-cell office:value-type="time" office:time-value="PT07H55M00S">
            <text:p>07:55:00 AM</text:p>
          </table:table-cell>
          <table:table-cell office:value-type="time" office:time-value="PT07H56M00S">
            <text:p>07:56:00 AM</text:p>
          </table:table-cell>
          <table:table-cell office:value-type="string">
            <text:p>Client wanted to make sure payments were made</text:p>
          </table:table-cell>
          <table:table-cell office:value-type="float" office:value="7573990035">
            <text:p>7573990035</text:p>
          </table:table-cell>
        </table:table-row>
        <table:table-row table:style-name="ro2">
          <table:table-cell office:value-type="string">
            <text:p>Luis Barajas</text:p>
          </table:table-cell>
          <table:table-cell office:value-type="date" office:date-value="2016-03-03">
            <text:p>03/03/16</text:p>
          </table:table-cell>
          <table:table-cell office:value-type="time" office:time-value="PT08H05M00S">
            <text:p>08:05:00 AM</text:p>
          </table:table-cell>
          <table:table-cell office:value-type="time" office:time-value="PT08H19M00S">
            <text:p>08:19:00 AM</text:p>
          </table:table-cell>
          <table:table-cell office:value-type="string">
            <text:p>multiple app mistakes</text:p>
          </table:table-cell>
          <table:table-cell office:value-type="float" office:value="9564014998">
            <text:p>9564014998</text:p>
          </table:table-cell>
        </table:table-row>
        <table:table-row table:style-name="ro2">
          <table:table-cell office:value-type="string">
            <text:p>Luis Barajas</text:p>
          </table:table-cell>
          <table:table-cell office:value-type="date" office:date-value="2016-03-03">
            <text:p>03/03/16</text:p>
          </table:table-cell>
          <table:table-cell office:value-type="time" office:time-value="PT08H24M00S">
            <text:p>08:24:00 AM</text:p>
          </table:table-cell>
          <table:table-cell office:value-type="time" office:time-value="PT08H30M00S">
            <text:p>08:30:00 AM</text:p>
          </table:table-cell>
          <table:table-cell office:value-type="string">
            <text:p>wanted plan details and prices</text:p>
          </table:table-cell>
          <table:table-cell office:value-type="float" office:value="9564014998">
            <text:p>9564014998</text:p>
          </table:table-cell>
        </table:table-row>
        <table:table-row table:style-name="ro2">
          <table:table-cell office:value-type="string">
            <text:p>Adriana Grier</text:p>
          </table:table-cell>
          <table:table-cell office:value-type="date" office:date-value="2016-03-03">
            <text:p>03/03/16</text:p>
          </table:table-cell>
          <table:table-cell office:value-type="time" office:time-value="PT08H39M00S">
            <text:p>08:39:00 AM</text:p>
          </table:table-cell>
          <table:table-cell office:value-type="time" office:time-value="PT08H42M00S">
            <text:p>08:42:00 AM</text:p>
          </table:table-cell>
          <table:table-cell office:value-type="string">
            <text:p>wanted to know how long till cards get to her</text:p>
          </table:table-cell>
          <table:table-cell office:value-type="float" office:value="7065351491">
            <text:p>7065351491</text:p>
          </table:table-cell>
        </table:table-row>
        <table:table-row table:style-name="ro1">
          <table:table-cell office:value-type="string">
            <text:p>Brenda Hill</text:p>
          </table:table-cell>
          <table:table-cell office:value-type="date" office:date-value="2016-03-03">
            <text:p>03/03/16</text:p>
          </table:table-cell>
          <table:table-cell office:value-type="time" office:time-value="PT08H45M00S">
            <text:p>08:45:00 AM</text:p>
          </table:table-cell>
          <table:table-cell office:value-type="time" office:time-value="PT09H05M00S">
            <text:p>09:05:00 AM</text:p>
          </table:table-cell>
          <table:table-cell office:value-type="string">
            <text:p>called got correct info</text:p>
          </table:table-cell>
          <table:table-cell office:value-type="float" office:value="8033471659">
            <text:p>8033471659</text:p>
          </table:table-cell>
        </table:table-row>
        <table:table-row table:style-name="ro2">
          <table:table-cell office:value-type="string">
            <text:p>multiple</text:p>
          </table:table-cell>
          <table:table-cell office:value-type="date" office:date-value="2016-03-03">
            <text:p>03/03/16</text:p>
          </table:table-cell>
          <table:table-cell office:value-type="time" office:time-value="PT09H06M00S">
            <text:p>09:06:00 AM</text:p>
          </table:table-cell>
          <table:table-cell office:value-type="time" office:time-value="PT09H10M00S">
            <text:p>09:10:00 AM</text:p>
          </table:table-cell>
          <table:table-cell office:value-type="string">
            <text:p>cancelled insure hc for 4 people</text:p>
          </table:table-cell>
          <table:table-cell office:value-type="string">
            <text:p>multiple</text:p>
          </table:table-cell>
        </table:table-row>
        <table:table-row table:style-name="ro2">
          <table:table-cell office:value-type="string">
            <text:p>Deanna Empson</text:p>
          </table:table-cell>
          <table:table-cell office:value-type="date" office:date-value="2016-03-03">
            <text:p>03/03/16</text:p>
          </table:table-cell>
          <table:table-cell office:value-type="time" office:time-value="PT09H20M00S">
            <text:p>09:20:00 AM</text:p>
          </table:table-cell>
          <table:table-cell office:value-type="time" office:time-value="PT09H27M00S">
            <text:p>09:27:00 AM</text:p>
          </table:table-cell>
          <table:table-cell office:value-type="string">
            <text:p>marisela on my phone</text:p>
          </table:table-cell>
          <table:table-cell office:value-type="float" office:value="5733651008">
            <text:p>5733651008</text:p>
          </table:table-cell>
        </table:table-row>
        <table:table-row table:style-name="ro1">
          <table:table-cell office:value-type="string">
            <text:p>La LA Knight</text:p>
          </table:table-cell>
          <table:table-cell office:value-type="date" office:date-value="2016-03-03">
            <text:p>03/03/16</text:p>
          </table:table-cell>
          <table:table-cell office:value-type="time" office:time-value="PT09H38M00S">
            <text:p>09:38:00 AM</text:p>
          </table:table-cell>
          <table:table-cell office:value-type="time" office:time-value="PT09H39M00S">
            <text:p>09:39:00 AM</text:p>
          </table:table-cell>
          <table:table-cell office:value-type="string">
            <text:p>looking for check</text:p>
          </table:table-cell>
          <table:table-cell office:value-type="float" office:value="3236357044">
            <text:p>3236357044</text:p>
          </table:table-cell>
        </table:table-row>
        <table:table-row table:style-name="ro2">
          <table:table-cell office:value-type="string">
            <text:p>Humana/Aenta </text:p>
          </table:table-cell>
          <table:table-cell office:value-type="date" office:date-value="2016-03-03">
            <text:p>03/03/16</text:p>
          </table:table-cell>
          <table:table-cell office:value-type="time" office:time-value="PT10H40M00S">
            <text:p>10:40:00 AM</text:p>
          </table:table-cell>
          <table:table-cell office:value-type="time" office:time-value="PT10H36M00S">
            <text:p>10:36:00 AM</text:p>
          </table:table-cell>
          <table:table-cell office:value-type="string">
            <text:p>call for no payment</text:p>
          </table:table-cell>
          <table:table-cell office:value-type="string">
            <text:p>multiple</text:p>
          </table:table-cell>
        </table:table-row>
        <table:table-row table:style-name="ro2">
          <table:table-cell office:value-type="string">
            <text:p>Breanna Davis</text:p>
          </table:table-cell>
          <table:table-cell office:value-type="date" office:date-value="2016-03-03">
            <text:p>03/03/16</text:p>
          </table:table-cell>
          <table:table-cell office:value-type="time" office:time-value="PT10H36M00S">
            <text:p>10:36:00 AM</text:p>
          </table:table-cell>
          <table:table-cell office:value-type="time" office:time-value="PT10H44M00S">
            <text:p>10:44:00 AM</text:p>
          </table:table-cell>
          <table:table-cell office:value-type="string">
            <text:p>Income switched on maeketplace</text:p>
          </table:table-cell>
          <table:table-cell office:value-type="float" office:value="7572281071">
            <text:p>7572281071</text:p>
          </table:table-cell>
        </table:table-row>
        <table:table-row table:style-name="ro2">
          <table:table-cell office:value-type="string">
            <text:p>Pamela Waxler</text:p>
          </table:table-cell>
          <table:table-cell office:value-type="date" office:date-value="2016-03-03">
            <text:p>03/03/16</text:p>
          </table:table-cell>
          <table:table-cell office:value-type="time" office:time-value="PT10H48M00S">
            <text:p>10:48:00 AM</text:p>
          </table:table-cell>
          <table:table-cell office:value-type="time" office:time-value="PT10H51M00S">
            <text:p>10:51:00 AM</text:p>
          </table:table-cell>
          <table:table-cell office:value-type="string">
            <text:p>lookingfor check/tj</text:p>
          </table:table-cell>
          <table:table-cell office:value-type="float" office:value="9096847359">
            <text:p>9096847359</text:p>
          </table:table-cell>
        </table:table-row>
        <table:table-row table:style-name="ro2">
          <table:table-cell office:value-type="string">
            <text:p>Barbara Hosch</text:p>
          </table:table-cell>
          <table:table-cell office:value-type="date" office:date-value="2016-03-03">
            <text:p>03/03/16</text:p>
          </table:table-cell>
          <table:table-cell office:value-type="time" office:time-value="PT10H55M00S">
            <text:p>10:55:00 AM</text:p>
          </table:table-cell>
          <table:table-cell office:value-type="time" office:time-value="PT11H05M00S">
            <text:p>11:05:00 AM</text:p>
          </table:table-cell>
          <table:table-cell office:value-type="string">
            <text:p>cancelled insure hc charged again</text:p>
          </table:table-cell>
          <table:table-cell office:value-type="float" office:value="7706850570">
            <text:p>7706850570</text:p>
          </table:table-cell>
        </table:table-row>
        <table:table-row table:style-name="ro2">
          <table:table-cell office:value-type="string">
            <text:p>Barbara Hosch</text:p>
          </table:table-cell>
          <table:table-cell office:value-type="date" office:date-value="2016-03-03">
            <text:p>03/03/16</text:p>
          </table:table-cell>
          <table:table-cell office:value-type="time" office:time-value="PT11H07M00S">
            <text:p>11:07:00 AM</text:p>
          </table:table-cell>
          <table:table-cell office:value-type="time" office:time-value="PT11H09M00S">
            <text:p>11:09:00 AM</text:p>
          </table:table-cell>
          <table:table-cell office:value-type="string">
            <text:p>Wanted the name of the insurance plan</text:p>
          </table:table-cell>
          <table:table-cell office:value-type="float" office:value="7706850570">
            <text:p>7706850570</text:p>
          </table:table-cell>
        </table:table-row>
        <table:table-row table:style-name="ro2">
          <table:table-cell office:value-type="string">
            <text:p>Debra Romo</text:p>
          </table:table-cell>
          <table:table-cell office:value-type="date" office:date-value="2016-03-03">
            <text:p>03/03/16</text:p>
          </table:table-cell>
          <table:table-cell office:value-type="time" office:time-value="PT11H10M00S">
            <text:p>11:10:00 AM</text:p>
          </table:table-cell>
          <table:table-cell office:value-type="time" office:time-value="PT11H13M00S">
            <text:p>11:13:00 AM</text:p>
          </table:table-cell>
          <table:table-cell office:value-type="string">
            <text:p>sent overdraft fees in email I sent to tj</text:p>
          </table:table-cell>
          <table:table-cell office:value-type="float" office:value="5204900077">
            <text:p>5204900077</text:p>
          </table:table-cell>
        </table:table-row>
        <table:table-row table:style-name="ro1">
          <table:table-cell office:value-type="string">
            <text:p>Bobbi Schmidt</text:p>
          </table:table-cell>
          <table:table-cell office:value-type="date" office:date-value="2016-03-03">
            <text:p>03/03/16</text:p>
          </table:table-cell>
          <table:table-cell office:value-type="time" office:time-value="PT11H15M00S">
            <text:p>11:15:00 AM</text:p>
          </table:table-cell>
          <table:table-cell office:value-type="time" office:time-value="PT11H34M00S">
            <text:p>11:34:00 AM</text:p>
          </table:table-cell>
          <table:table-cell office:value-type="string">
            <text:p>listened to call dispute IHC charge</text:p>
          </table:table-cell>
          <table:table-cell office:value-type="float" office:value="5736851236">
            <text:p>5736851236</text:p>
          </table:table-cell>
        </table:table-row>
        <table:table-row table:style-name="ro1">
          <table:table-cell office:value-type="string">
            <text:p>Timothy Harvey</text:p>
          </table:table-cell>
          <table:table-cell office:value-type="date" office:date-value="2016-03-03">
            <text:p>03/03/16</text:p>
          </table:table-cell>
          <table:table-cell office:value-type="time" office:time-value="PT11H47M00S">
            <text:p>11:47:00 AM</text:p>
          </table:table-cell>
          <table:table-cell office:value-type="time" office:time-value="PT11H53M00S">
            <text:p>11:53:00 AM</text:p>
          </table:table-cell>
          <table:table-cell office:value-type="string">
            <text:p>Called to get info on plans and billing</text:p>
          </table:table-cell>
          <table:table-cell office:value-type="float" office:value="9158614555">
            <text:p>9158614555</text:p>
          </table:table-cell>
        </table:table-row>
        <table:table-row table:style-name="ro1">
          <table:table-cell office:value-type="string">
            <text:p>call dropped</text:p>
          </table:table-cell>
          <table:table-cell office:value-type="date" office:date-value="2016-03-03">
            <text:p>03/03/16</text:p>
          </table:table-cell>
          <table:table-cell table:number-columns-repeated="2" office:value-type="time" office:time-value="PT11H56M00S">
            <text:p>11:56:00 AM</text:p>
          </table:table-cell>
          <table:table-cell office:value-type="string">
            <text:p>call dropped</text:p>
          </table:table-cell>
          <table:table-cell office:value-type="float" office:value="9517913607">
            <text:p>9517913607</text:p>
          </table:table-cell>
        </table:table-row>
        <table:table-row table:style-name="ro2">
          <table:table-cell office:value-type="string">
            <text:p>Dennis Hinkle</text:p>
          </table:table-cell>
          <table:table-cell office:value-type="date" office:date-value="2016-03-03">
            <text:p>03/03/16</text:p>
          </table:table-cell>
          <table:table-cell office:value-type="time" office:time-value="PT11H57M00S">
            <text:p>11:57:00 AM</text:p>
          </table:table-cell>
          <table:table-cell office:value-type="time" office:time-value="PT12H03M00S">
            <text:p>12:03:00 PM</text:p>
          </table:table-cell>
          <table:table-cell office:value-type="string">
            <text:p>make payments</text:p>
          </table:table-cell>
          <table:table-cell office:value-type="float" office:value="3309371944">
            <text:p>3309371944</text:p>
          </table:table-cell>
        </table:table-row>
        <table:table-row table:style-name="ro1">
          <table:table-cell office:value-type="string">
            <text:p>Joey Clinton</text:p>
          </table:table-cell>
          <table:table-cell office:value-type="date" office:date-value="2016-03-03">
            <text:p>03/03/16</text:p>
          </table:table-cell>
          <table:table-cell office:value-type="time" office:time-value="PT12H04M00S">
            <text:p>12:04:00 PM</text:p>
          </table:table-cell>
          <table:table-cell office:value-type="time" office:time-value="PT12H09M00S">
            <text:p>12:09:00 PM</text:p>
          </table:table-cell>
          <table:table-cell office:value-type="string">
            <text:p>wants to cancel plan too many overdraft fees</text:p>
          </table:table-cell>
          <table:table-cell office:value-type="float" office:value="3182220537">
            <text:p>3182220537</text:p>
          </table:table-cell>
        </table:table-row>
        <table:table-row table:style-name="ro1">
          <table:table-cell office:value-type="string">
            <text:p>Dusty Phelps</text:p>
          </table:table-cell>
          <table:table-cell office:value-type="date" office:date-value="2016-03-03">
            <text:p>03/03/16</text:p>
          </table:table-cell>
          <table:table-cell office:value-type="time" office:time-value="PT12H15M00S">
            <text:p>12:15:00 PM</text:p>
          </table:table-cell>
          <table:table-cell office:value-type="time" office:time-value="PT12H25M00S">
            <text:p>12:25:00 PM</text:p>
          </table:table-cell>
          <table:table-cell office:value-type="string">
            <text:p>called to get quote</text:p>
          </table:table-cell>
          <table:table-cell office:value-type="float" office:value="9853353962">
            <text:p>9853353962</text:p>
          </table:table-cell>
        </table:table-row>
        <table:table-row table:style-name="ro1">
          <table:table-cell office:value-type="string">
            <text:p>call dropped</text:p>
          </table:table-cell>
          <table:table-cell office:value-type="date" office:date-value="2016-03-03">
            <text:p>03/03/16</text:p>
          </table:table-cell>
          <table:table-cell table:number-columns-repeated="2" office:value-type="time" office:time-value="PT12H26M00S">
            <text:p>12:26:00 PM</text:p>
          </table:table-cell>
          <table:table-cell office:value-type="string">
            <text:p>call dropped</text:p>
          </table:table-cell>
          <table:table-cell office:value-type="float" office:value="2152931293">
            <text:p>2152931293</text:p>
          </table:table-cell>
        </table:table-row>
        <table:table-row table:style-name="ro1">
          <table:table-cell office:value-type="string">
            <text:p>call dropped</text:p>
          </table:table-cell>
          <table:table-cell office:value-type="date" office:date-value="2016-03-03">
            <text:p>03/03/16</text:p>
          </table:table-cell>
          <table:table-cell table:number-columns-repeated="2" office:value-type="time" office:time-value="PT12H27M00S">
            <text:p>12:27:00 PM</text:p>
          </table:table-cell>
          <table:table-cell office:value-type="string">
            <text:p>call dropped</text:p>
          </table:table-cell>
          <table:table-cell office:value-type="float" office:value="2152931293">
            <text:p>2152931293</text:p>
          </table:table-cell>
        </table:table-row>
        <table:table-row table:style-name="ro1">
          <table:table-cell office:value-type="string">
            <text:p>Maribel Navarro</text:p>
          </table:table-cell>
          <table:table-cell office:value-type="date" office:date-value="2016-03-03">
            <text:p>03/03/16</text:p>
          </table:table-cell>
          <table:table-cell office:value-type="time" office:time-value="PT13H09M00S">
            <text:p>01:09:00 PM</text:p>
          </table:table-cell>
          <table:table-cell office:value-type="time" office:time-value="PT13H12M00S">
            <text:p>01:12:00 PM</text:p>
          </table:table-cell>
          <table:table-cell office:value-type="string">
            <text:p>wants major med cards</text:p>
          </table:table-cell>
          <table:table-cell office:value-type="float" office:value="6236286726">
            <text:p>6236286726</text:p>
          </table:table-cell>
        </table:table-row>
        <table:table-row table:style-name="ro1">
          <table:table-cell office:value-type="string">
            <text:p>Maribel Navarro</text:p>
          </table:table-cell>
          <table:table-cell office:value-type="date" office:date-value="2016-03-03">
            <text:p>03/03/16</text:p>
          </table:table-cell>
          <table:table-cell office:value-type="time" office:time-value="PT13H12M00S">
            <text:p>01:12:00 PM</text:p>
          </table:table-cell>
          <table:table-cell office:value-type="time" office:time-value="PT13H28M00S">
            <text:p>01:28:00 PM</text:p>
          </table:table-cell>
          <table:table-cell office:value-type="string">
            <text:p>major med completed</text:p>
          </table:table-cell>
          <table:table-cell office:value-type="float" office:value="6236286726">
            <text:p>6236286726</text:p>
          </table:table-cell>
        </table:table-row>
        <table:table-row table:style-name="ro2">
          <table:table-cell office:value-type="string">
            <text:p>Patrick Dougherty</text:p>
          </table:table-cell>
          <table:table-cell office:value-type="date" office:date-value="2016-03-03">
            <text:p>03/03/16</text:p>
          </table:table-cell>
          <table:table-cell office:value-type="time" office:time-value="PT13H24M00S">
            <text:p>01:24:00 PM</text:p>
          </table:table-cell>
          <table:table-cell office:value-type="time" office:time-value="PT13H32M00S">
            <text:p>01:32:00 PM</text:p>
          </table:table-cell>
          <table:table-cell office:value-type="string">
            <text:p>Humana double charged</text:p>
          </table:table-cell>
          <table:table-cell office:value-type="float" office:value="9412321678">
            <text:p>9412321678</text:p>
          </table:table-cell>
        </table:table-row>
        <table:table-row table:style-name="ro2">
          <table:table-cell office:value-type="string">
            <text:p>Rebecca Owen</text:p>
          </table:table-cell>
          <table:table-cell office:value-type="date" office:date-value="2016-03-03">
            <text:p>03/03/16</text:p>
          </table:table-cell>
          <table:table-cell office:value-type="time" office:time-value="PT13H33M00S">
            <text:p>01:33:00 PM</text:p>
          </table:table-cell>
          <table:table-cell office:value-type="time" office:time-value="PT13H38M00S">
            <text:p>01:38:00 PM</text:p>
          </table:table-cell>
          <table:table-cell office:value-type="string">
            <text:p>UHC charged today payment made 2/16/16</text:p>
          </table:table-cell>
          <table:table-cell office:value-type="float" office:value="4028340137">
            <text:p>4028340137</text:p>
          </table:table-cell>
        </table:table-row>
        <table:table-row table:style-name="ro2">
          <table:table-cell office:value-type="string">
            <text:p>Humana</text:p>
          </table:table-cell>
          <table:table-cell office:value-type="date" office:date-value="2016-03-03">
            <text:p>03/03/16</text:p>
          </table:table-cell>
          <table:table-cell office:value-type="time" office:time-value="PT13H43M00S">
            <text:p>01:43:00 PM</text:p>
          </table:table-cell>
          <table:table-cell office:value-type="time" office:time-value="PT13H45M00S">
            <text:p>01:45:00 PM</text:p>
          </table:table-cell>
          <table:table-cell office:value-type="string">
            <text:p>on behalf of Patrick Dougherty</text:p>
          </table:table-cell>
          <table:table-cell office:value-type="float" office:value="8777204854">
            <text:p>8777204854</text:p>
          </table:table-cell>
        </table:table-row>
        <table:table-row table:style-name="ro2">
          <table:table-cell office:value-type="string">
            <text:p>Humana</text:p>
          </table:table-cell>
          <table:table-cell office:value-type="date" office:date-value="2016-03-03">
            <text:p>03/03/16</text:p>
          </table:table-cell>
          <table:table-cell office:value-type="time" office:time-value="PT13H45M00S">
            <text:p>01:45:00 PM</text:p>
          </table:table-cell>
          <table:table-cell office:value-type="time" office:time-value="PT14H18M00S">
            <text:p>02:18:00 PM</text:p>
          </table:table-cell>
          <table:table-cell office:value-type="string">
            <text:p>on behalf of Patrick Dougherty</text:p>
          </table:table-cell>
          <table:table-cell office:value-type="float" office:value="8777204854">
            <text:p>8777204854</text:p>
          </table:table-cell>
        </table:table-row>
        <table:table-row table:style-name="ro2">
          <table:table-cell office:value-type="string">
            <text:p>Patrick Dougherty</text:p>
          </table:table-cell>
          <table:table-cell office:value-type="date" office:date-value="2016-03-03">
            <text:p>03/03/16</text:p>
          </table:table-cell>
          <table:table-cell office:value-type="time" office:time-value="PT14H31M00S">
            <text:p>02:31:00 PM</text:p>
          </table:table-cell>
          <table:table-cell office:value-type="time" office:time-value="PT14H33M00S">
            <text:p>02:33:00 PM</text:p>
          </table:table-cell>
          <table:table-cell office:value-type="string">
            <text:p>explained double charge to client</text:p>
          </table:table-cell>
          <table:table-cell office:value-type="float" office:value="9412321678">
            <text:p>9412321678</text:p>
          </table:table-cell>
        </table:table-row>
        <table:table-row table:style-name="ro2">
          <table:table-cell office:value-type="string">
            <text:p>Sabrina Peyketewa</text:p>
          </table:table-cell>
          <table:table-cell office:value-type="date" office:date-value="2016-03-03">
            <text:p>03/03/16</text:p>
          </table:table-cell>
          <table:table-cell office:value-type="time" office:time-value="PT14H41M00S">
            <text:p>02:41:00 PM</text:p>
          </table:table-cell>
          <table:table-cell office:value-type="time" office:time-value="PT14H43M00S">
            <text:p>02:43:00 PM</text:p>
          </table:table-cell>
          <table:table-cell office:value-type="string">
            <text:p>decided she would call later after I asked for name</text:p>
          </table:table-cell>
          <table:table-cell office:value-type="float" office:value="7153238053">
            <text:p>7153238053</text:p>
          </table:table-cell>
        </table:table-row>
        <table:table-row table:style-name="ro2">
          <table:table-cell office:value-type="string">
            <text:p>Adeola Adewusi</text:p>
          </table:table-cell>
          <table:table-cell office:value-type="date" office:date-value="2016-03-03">
            <text:p>03/03/16</text:p>
          </table:table-cell>
          <table:table-cell office:value-type="time" office:time-value="PT14H45M00S">
            <text:p>02:45:00 PM</text:p>
          </table:table-cell>
          <table:table-cell office:value-type="time" office:time-value="PT15H00M00S">
            <text:p>03:00:00 PM</text:p>
          </table:table-cell>
          <table:table-cell office:value-type="string">
            <text:p>listen to call for IHC answer dispute</text:p>
          </table:table-cell>
          <table:table-cell office:value-type="float" office:value="5865734999">
            <text:p>5865734999</text:p>
          </table:table-cell>
        </table:table-row>
        <table:table-row table:style-name="ro1">
          <table:table-cell office:value-type="string">
            <text:p>call dropped</text:p>
          </table:table-cell>
          <table:table-cell office:value-type="date" office:date-value="2016-03-03">
            <text:p>03/03/16</text:p>
          </table:table-cell>
          <table:table-cell table:number-columns-repeated="2" office:value-type="time" office:time-value="PT15H01M00S">
            <text:p>03:01:00 PM</text:p>
          </table:table-cell>
          <table:table-cell office:value-type="string">
            <text:p>call dropped</text:p>
          </table:table-cell>
          <table:table-cell office:value-type="float" office:value="9093471233">
            <text:p>9093471233</text:p>
          </table:table-cell>
        </table:table-row>
        <table:table-row table:style-name="ro1">
          <table:table-cell office:value-type="string">
            <text:p>call dropped</text:p>
          </table:table-cell>
          <table:table-cell office:value-type="date" office:date-value="2016-03-03">
            <text:p>03/03/16</text:p>
          </table:table-cell>
          <table:table-cell office:value-type="time" office:time-value="PT15H02M00S">
            <text:p>03:02:00 PM</text:p>
          </table:table-cell>
          <table:table-cell office:value-type="time" office:time-value="PT15H01M00S">
            <text:p>03:01:00 PM</text:p>
          </table:table-cell>
          <table:table-cell office:value-type="string">
            <text:p>call dropped</text:p>
          </table:table-cell>
          <table:table-cell office:value-type="float" office:value="9093471233">
            <text:p>9093471233</text:p>
          </table:table-cell>
        </table:table-row>
        <table:table-row table:style-name="ro2">
          <table:table-cell office:value-type="string">
            <text:p>Shaeri Jackson</text:p>
          </table:table-cell>
          <table:table-cell office:value-type="date" office:date-value="2016-03-03">
            <text:p>03/03/16</text:p>
          </table:table-cell>
          <table:table-cell office:value-type="time" office:time-value="PT15H03M00S">
            <text:p>03:03:00 PM</text:p>
          </table:table-cell>
          <table:table-cell office:value-type="time" office:time-value="PT15H38M00S">
            <text:p>03:38:00 PM</text:p>
          </table:table-cell>
          <table:table-cell office:value-type="string">
            <text:p>listen to call for IHC to answer dispute</text:p>
          </table:table-cell>
          <table:table-cell office:value-type="float" office:value="2253339396">
            <text:p>2253339396</text:p>
          </table:table-cell>
        </table:table-row>
        <table:table-row table:style-name="ro2">
          <table:table-cell office:value-type="string">
            <text:p>Vicki Stewart</text:p>
          </table:table-cell>
          <table:table-cell office:value-type="date" office:date-value="2016-03-03">
            <text:p>03/03/16</text:p>
          </table:table-cell>
          <table:table-cell office:value-type="time" office:time-value="PT15H38M00S">
            <text:p>03:38:00 PM</text:p>
          </table:table-cell>
          <table:table-cell office:value-type="time" office:time-value="PT15H56M00S">
            <text:p>03:56:00 PM</text:p>
          </table:table-cell>
          <table:table-cell office:value-type="string">
            <text:p>Insure Hc dispute listened to call</text:p>
          </table:table-cell>
          <table:table-cell office:value-type="float" office:value="6605823369">
            <text:p>6605823369</text:p>
          </table:table-cell>
        </table:table-row>
        <table:table-row table:style-name="ro2">
          <table:table-cell office:value-type="string">
            <text:p>Sherry Reidhead</text:p>
          </table:table-cell>
          <table:table-cell office:value-type="date" office:date-value="2016-03-03">
            <text:p>03/03/16</text:p>
          </table:table-cell>
          <table:table-cell office:value-type="time" office:time-value="PT15H56M00S">
            <text:p>03:56:00 PM</text:p>
          </table:table-cell>
          <table:table-cell office:value-type="time" office:time-value="PT16H15M00S">
            <text:p>04:15:00 PM</text:p>
          </table:table-cell>
          <table:table-cell office:value-type="string">
            <text:p>Insure Hc dispute listened to call</text:p>
          </table:table-cell>
          <table:table-cell office:value-type="float" office:value="9283683596">
            <text:p>9283683596</text:p>
          </table:table-cell>
        </table:table-row>
        <table:table-row table:style-name="ro2">
          <table:table-cell office:value-type="string">
            <text:p>Phan Nguyen</text:p>
          </table:table-cell>
          <table:table-cell office:value-type="date" office:date-value="2016-03-03">
            <text:p>03/03/16</text:p>
          </table:table-cell>
          <table:table-cell office:value-type="time" office:time-value="PT16H16M00S">
            <text:p>04:16:00 PM</text:p>
          </table:table-cell>
          <table:table-cell office:value-type="time" office:time-value="PT16H26M00S">
            <text:p>04:26:00 PM</text:p>
          </table:table-cell>
          <table:table-cell office:value-type="string">
            <text:p>insure Hc dispute listened to call</text:p>
          </table:table-cell>
          <table:table-cell office:value-type="float" office:value="8143973775">
            <text:p>8143973775</text:p>
          </table:table-cell>
        </table:table-row>
        <table:table-row table:style-name="ro2">
          <table:table-cell office:value-type="string">
            <text:p>Chelsea Davis</text:p>
          </table:table-cell>
          <table:table-cell office:value-type="date" office:date-value="2016-03-03">
            <text:p>03/03/16</text:p>
          </table:table-cell>
          <table:table-cell office:value-type="time" office:time-value="PT16H26M00S">
            <text:p>04:26:00 PM</text:p>
          </table:table-cell>
          <table:table-cell office:value-type="time" office:time-value="PT16H34M00S">
            <text:p>04:34:00 PM</text:p>
          </table:table-cell>
          <table:table-cell office:value-type="string">
            <text:p>insure Hc dispute listened to call</text:p>
          </table:table-cell>
          <table:table-cell office:value-type="float" office:value="9129788878">
            <text:p>9129788878</text:p>
          </table:table-cell>
        </table:table-row>
        <table:table-row table:style-name="ro2">
          <table:table-cell office:value-type="string">
            <text:p>multiple</text:p>
          </table:table-cell>
          <table:table-cell office:value-type="date" office:date-value="2016-03-03">
            <text:p>03/03/16</text:p>
          </table:table-cell>
          <table:table-cell office:value-type="time" office:time-value="PT16H34M00S">
            <text:p>04:34:00 PM</text:p>
          </table:table-cell>
          <table:table-cell office:value-type="time" office:time-value="PT16H42M00S">
            <text:p>04:42:00 PM</text:p>
          </table:table-cell>
          <table:table-cell office:value-type="string">
            <text:p>Insure Hc cancellations </text:p>
          </table:table-cell>
          <table:table-cell office:value-type="string">
            <text:p>multiple</text:p>
          </table:table-cell>
        </table:table-row>
        <table:table-row table:style-name="ro1">
          <table:table-cell office:value-type="string">
            <text:p>logged off</text:p>
          </table:table-cell>
          <table:table-cell office:value-type="date" office:date-value="2016-03-03">
            <text:p>03/03/16</text:p>
          </table:table-cell>
          <table:table-cell table:number-columns-repeated="2" office:value-type="time" office:time-value="PT16H43M00S">
            <text:p>04:43:00 PM</text:p>
          </table:table-cell>
          <table:table-cell office:value-type="string">
            <text:p>logged off</text:p>
          </table:table-cell>
          <table:table-cell office:value-type="float" office:value="8882909060">
            <text:p>8882909060</text:p>
          </table:table-cell>
        </table:table-row>
        <table:table-row table:style-name="ro1">
          <table:table-cell office:value-type="string">
            <text:p>logged on</text:p>
          </table:table-cell>
          <table:table-cell office:value-type="date" office:date-value="2016-03-04">
            <text:p>03/04/16</text:p>
          </table:table-cell>
          <table:table-cell table:number-columns-repeated="2" office:value-type="time" office:time-value="PT07H01M00S">
            <text:p>07:01:00 AM</text:p>
          </table:table-cell>
          <table:table-cell office:value-type="string">
            <text:p>logged on</text:p>
          </table:table-cell>
          <table:table-cell office:value-type="float" office:value="8882909060">
            <text:p>8882909060</text:p>
          </table:table-cell>
        </table:table-row>
        <table:table-row table:style-name="ro1">
          <table:table-cell office:value-type="string">
            <text:p>emails</text:p>
          </table:table-cell>
          <table:table-cell office:value-type="date" office:date-value="2016-03-04">
            <text:p>03/04/16</text:p>
          </table:table-cell>
          <table:table-cell office:value-type="time" office:time-value="PT07H01M00S">
            <text:p>07:01:00 AM</text:p>
          </table:table-cell>
          <table:table-cell office:value-type="time" office:time-value="PT07H04M00S">
            <text:p>07:04:00 AM</text:p>
          </table:table-cell>
          <table:table-cell office:value-type="string">
            <text:p>checked emails</text:p>
          </table:table-cell>
          <table:table-cell office:value-type="float" office:value="8882909060">
            <text:p>8882909060</text:p>
          </table:table-cell>
        </table:table-row>
        <table:table-row table:style-name="ro2">
          <table:table-cell office:value-type="string">
            <text:p>Humana/Aetna</text:p>
          </table:table-cell>
          <table:table-cell office:value-type="date" office:date-value="2016-03-04">
            <text:p>03/04/16</text:p>
          </table:table-cell>
          <table:table-cell office:value-type="time" office:time-value="PT07H04M00S">
            <text:p>07:04:00 AM</text:p>
          </table:table-cell>
          <table:table-cell office:value-type="time" office:time-value="PT07H08M00S">
            <text:p>07:08:00 AM</text:p>
          </table:table-cell>
          <table:table-cell office:value-type="string">
            <text:p>going through list David sent me</text:p>
          </table:table-cell>
          <table:table-cell office:value-type="float" office:value="8882909060">
            <text:p>8882909060</text:p>
          </table:table-cell>
        </table:table-row>
        <table:table-row table:style-name="ro1">
          <table:table-cell office:value-type="string">
            <text:p>Patsy Stewart</text:p>
          </table:table-cell>
          <table:table-cell office:value-type="date" office:date-value="2016-03-04">
            <text:p>03/04/16</text:p>
          </table:table-cell>
          <table:table-cell office:value-type="time" office:time-value="PT07H08M00S">
            <text:p>07:08:00 AM</text:p>
          </table:table-cell>
          <table:table-cell office:value-type="time" office:time-value="PT07H12M00S">
            <text:p>07:12:00 AM</text:p>
          </table:table-cell>
          <table:table-cell office:value-type="string">
            <text:p>inquiring about her 9.99 charge</text:p>
          </table:table-cell>
          <table:table-cell office:value-type="float" office:value="4028845107">
            <text:p>4028845107</text:p>
          </table:table-cell>
        </table:table-row>
        <table:table-row table:style-name="ro2">
          <table:table-cell office:value-type="string">
            <text:p>Humana/Aenta </text:p>
          </table:table-cell>
          <table:table-cell office:value-type="date" office:date-value="2016-03-04">
            <text:p>03/04/16</text:p>
          </table:table-cell>
          <table:table-cell office:value-type="time" office:time-value="PT07H12M00S">
            <text:p>07:12:00 AM</text:p>
          </table:table-cell>
          <table:table-cell office:value-type="time" office:time-value="PT07H29M00S">
            <text:p>07:29:00 AM</text:p>
          </table:table-cell>
          <table:table-cell office:value-type="string">
            <text:p>going through list David sent me</text:p>
          </table:table-cell>
          <table:table-cell office:value-type="string">
            <text:p>multiple</text:p>
          </table:table-cell>
        </table:table-row>
        <table:table-row table:style-name="ro1">
          <table:table-cell office:value-type="string">
            <text:p>Trisha Howard</text:p>
          </table:table-cell>
          <table:table-cell office:value-type="date" office:date-value="2016-03-04">
            <text:p>03/04/16</text:p>
          </table:table-cell>
          <table:table-cell office:value-type="time" office:time-value="PT07H29M00S">
            <text:p>07:29:00 AM</text:p>
          </table:table-cell>
          <table:table-cell office:value-type="time" office:time-value="PT07H33M00S">
            <text:p>07:33:00 AM</text:p>
          </table:table-cell>
          <table:table-cell office:value-type="string">
            <text:p>called to cancel dental not approved for major med</text:p>
          </table:table-cell>
          <table:table-cell office:value-type="float" office:value="9043530174">
            <text:p>9043530174</text:p>
          </table:table-cell>
        </table:table-row>
        <table:table-row table:style-name="ro2">
          <table:table-cell office:value-type="string">
            <text:p>Alvina Clay Poventud</text:p>
          </table:table-cell>
          <table:table-cell office:value-type="date" office:date-value="2016-03-04">
            <text:p>03/04/16</text:p>
          </table:table-cell>
          <table:table-cell office:value-type="time" office:time-value="PT07H33M00S">
            <text:p>07:33:00 AM</text:p>
          </table:table-cell>
          <table:table-cell office:value-type="time" office:time-value="PT07H36M00S">
            <text:p>07:36:00 AM</text:p>
          </table:table-cell>
          <table:table-cell office:value-type="string">
            <text:p>Called about med cards</text:p>
          </table:table-cell>
          <table:table-cell office:value-type="float" office:value="3304699670">
            <text:p>3304699670</text:p>
          </table:table-cell>
        </table:table-row>
        <table:table-row table:style-name="ro2">
          <table:table-cell office:value-type="string">
            <text:p>Humana/Aetna</text:p>
          </table:table-cell>
          <table:table-cell office:value-type="date" office:date-value="2016-03-04">
            <text:p>03/04/16</text:p>
          </table:table-cell>
          <table:table-cell office:value-type="time" office:time-value="PT07H36M00S">
            <text:p>07:36:00 AM</text:p>
          </table:table-cell>
          <table:table-cell office:value-type="time" office:time-value="PT08H18M00S">
            <text:p>08:18:00 AM</text:p>
          </table:table-cell>
          <table:table-cell office:value-type="string">
            <text:p>going through list David sent me</text:p>
          </table:table-cell>
          <table:table-cell office:value-type="string">
            <text:p>multiple</text:p>
          </table:table-cell>
        </table:table-row>
        <table:table-row table:style-name="ro1">
          <table:table-cell office:value-type="string">
            <text:p>Spanish Speaker</text:p>
          </table:table-cell>
          <table:table-cell office:value-type="date" office:date-value="2016-03-04">
            <text:p>03/04/16</text:p>
          </table:table-cell>
          <table:table-cell office:value-type="time" office:time-value="PT08H18M00S">
            <text:p>08:18:00 AM</text:p>
          </table:table-cell>
          <table:table-cell office:value-type="time" office:time-value="PT08H19M00S">
            <text:p>08:19:00 AM</text:p>
          </table:table-cell>
          <table:table-cell office:value-type="string">
            <text:p>Transferred it to Elizabeth</text:p>
          </table:table-cell>
          <table:table-cell office:value-type="float" office:value="2812366971">
            <text:p>2812366971</text:p>
          </table:table-cell>
        </table:table-row>
        <table:table-row table:style-name="ro1">
          <table:table-cell office:value-type="string">
            <text:p>Glenda Bowler</text:p>
          </table:table-cell>
          <table:table-cell office:value-type="date" office:date-value="2016-03-04">
            <text:p>03/04/16</text:p>
          </table:table-cell>
          <table:table-cell office:value-type="time" office:time-value="PT08H24M00S">
            <text:p>08:24:00 AM</text:p>
          </table:table-cell>
          <table:table-cell office:value-type="time" office:time-value="PT08H27M00S">
            <text:p>08:27:00 AM</text:p>
          </table:table-cell>
          <table:table-cell office:value-type="string">
            <text:p>Called because BCBS plan increased</text:p>
          </table:table-cell>
          <table:table-cell office:value-type="float" office:value="9065866288">
            <text:p>9065866288</text:p>
          </table:table-cell>
        </table:table-row>
        <table:table-row table:style-name="ro2">
          <table:table-cell office:value-type="string">
            <text:p>Humana/Aetna</text:p>
          </table:table-cell>
          <table:table-cell office:value-type="date" office:date-value="2016-03-04">
            <text:p>03/04/16</text:p>
          </table:table-cell>
          <table:table-cell office:value-type="time" office:time-value="PT08H27M00S">
            <text:p>08:27:00 AM</text:p>
          </table:table-cell>
          <table:table-cell office:value-type="time" office:time-value="PT08H52M00S">
            <text:p>08:52:00 AM</text:p>
          </table:table-cell>
          <table:table-cell office:value-type="string">
            <text:p>going through list David sent me</text:p>
          </table:table-cell>
          <table:table-cell office:value-type="string">
            <text:p>multiple</text:p>
          </table:table-cell>
        </table:table-row>
        <table:table-row table:style-name="ro1">
          <table:table-cell office:value-type="string">
            <text:p>Law office Alan...</text:p>
          </table:table-cell>
          <table:table-cell office:value-type="date" office:date-value="2016-03-04">
            <text:p>03/04/16</text:p>
          </table:table-cell>
          <table:table-cell office:value-type="time" office:time-value="PT08H52M00S">
            <text:p>08:52:00 AM</text:p>
          </table:table-cell>
          <table:table-cell office:value-type="time" office:time-value="PT08H57M00S">
            <text:p>08:57:00 AM</text:p>
          </table:table-cell>
          <table:table-cell office:value-type="string">
            <text:p>left a message for David</text:p>
          </table:table-cell>
          <table:table-cell office:value-type="float" office:value="9494578686">
            <text:p>9494578686</text:p>
          </table:table-cell>
        </table:table-row>
        <table:table-row table:style-name="ro2">
          <table:table-cell office:value-type="string">
            <text:p>Debra Wagner</text:p>
          </table:table-cell>
          <table:table-cell office:value-type="date" office:date-value="2016-03-04">
            <text:p>03/04/16</text:p>
          </table:table-cell>
          <table:table-cell office:value-type="time" office:time-value="PT09H21M00S">
            <text:p>09:21:00 AM</text:p>
          </table:table-cell>
          <table:table-cell office:value-type="time" office:time-value="PT09H25M00S">
            <text:p>09:25:00 AM</text:p>
          </table:table-cell>
          <table:table-cell office:value-type="string">
            <text:p>cancelled Insure Hc</text:p>
          </table:table-cell>
          <table:table-cell office:value-type="float" office:value="7855540361">
            <text:p>7855540361</text:p>
          </table:table-cell>
        </table:table-row>
        <table:table-row table:style-name="ro2">
          <table:table-cell office:value-type="string">
            <text:p>Nyya Patrick</text:p>
          </table:table-cell>
          <table:table-cell office:value-type="date" office:date-value="2016-03-04">
            <text:p>03/04/16</text:p>
          </table:table-cell>
          <table:table-cell office:value-type="time" office:time-value="PT09H27M00S">
            <text:p>09:27:00 AM</text:p>
          </table:table-cell>
          <table:table-cell office:value-type="time" office:time-value="PT21H38M00S">
            <text:p>09:38:00 PM</text:p>
          </table:table-cell>
          <table:table-cell office:value-type="string">
            <text:p>Humana premium payment</text:p>
          </table:table-cell>
          <table:table-cell office:value-type="float" office:value="2564795961">
            <text:p>2564795961</text:p>
          </table:table-cell>
        </table:table-row>
        <table:table-row table:style-name="ro2">
          <table:table-cell office:value-type="string">
            <text:p>Tamara Gunther</text:p>
          </table:table-cell>
          <table:table-cell office:value-type="date" office:date-value="2016-03-04">
            <text:p>03/04/16</text:p>
          </table:table-cell>
          <table:table-cell office:value-type="time" office:time-value="PT10H05M00S">
            <text:p>10:05:00 AM</text:p>
          </table:table-cell>
          <table:table-cell office:value-type="time" office:time-value="PT10H13M00S">
            <text:p>10:13:00 AM</text:p>
          </table:table-cell>
          <table:table-cell office:value-type="string">
            <text:p>was upset about her assurant charge</text:p>
          </table:table-cell>
          <table:table-cell office:value-type="float" office:value="7042318688">
            <text:p>7042318688</text:p>
          </table:table-cell>
        </table:table-row>
        <table:table-row table:style-name="ro2">
          <table:table-cell office:value-type="string">
            <text:p>Beverly Daniel</text:p>
          </table:table-cell>
          <table:table-cell office:value-type="date" office:date-value="2016-03-04">
            <text:p>03/04/16</text:p>
          </table:table-cell>
          <table:table-cell office:value-type="time" office:time-value="PT10H15M00S">
            <text:p>10:15:00 AM</text:p>
          </table:table-cell>
          <table:table-cell office:value-type="time" office:time-value="PT10H21M00S">
            <text:p>10:21:00 AM</text:p>
          </table:table-cell>
          <table:table-cell office:value-type="string">
            <text:p>Humana Premium payment</text:p>
          </table:table-cell>
          <table:table-cell office:value-type="float" office:value="4073466745">
            <text:p>4073466745</text:p>
          </table:table-cell>
        </table:table-row>
        <table:table-row table:style-name="ro2">
          <table:table-cell office:value-type="string">
            <text:p>Carissa Serrato</text:p>
          </table:table-cell>
          <table:table-cell office:value-type="date" office:date-value="2016-03-04">
            <text:p>03/04/16</text:p>
          </table:table-cell>
          <table:table-cell office:value-type="time" office:time-value="PT10H22M00S">
            <text:p>10:22:00 AM</text:p>
          </table:table-cell>
          <table:table-cell office:value-type="time" office:time-value="PT10H23M00S">
            <text:p>10:23:00 AM</text:p>
          </table:table-cell>
          <table:table-cell office:value-type="string">
            <text:p>w2</text:p>
          </table:table-cell>
          <table:table-cell office:value-type="float" office:value="9099277127">
            <text:p>9099277127</text:p>
          </table:table-cell>
        </table:table-row>
        <table:table-row table:style-name="ro2">
          <table:table-cell office:value-type="string">
            <text:p>Rebecca Franklin</text:p>
          </table:table-cell>
          <table:table-cell office:value-type="date" office:date-value="2016-03-04">
            <text:p>03/04/16</text:p>
          </table:table-cell>
          <table:table-cell office:value-type="time" office:time-value="PT12H33M00S">
            <text:p>12:33:00 PM</text:p>
          </table:table-cell>
          <table:table-cell office:value-type="time" office:time-value="PT12H40M00S">
            <text:p>12:40:00 PM</text:p>
          </table:table-cell>
          <table:table-cell office:value-type="string">
            <text:p>payment inquiry</text:p>
          </table:table-cell>
          <table:table-cell office:value-type="float" office:value="3166813937">
            <text:p>3166813937</text:p>
          </table:table-cell>
        </table:table-row>
        <table:table-row table:style-name="ro2">
          <table:table-cell office:value-type="string">
            <text:p>Marie Boldrey</text:p>
          </table:table-cell>
          <table:table-cell office:value-type="date" office:date-value="2016-03-04">
            <text:p>03/04/16</text:p>
          </table:table-cell>
          <table:table-cell office:value-type="time" office:time-value="PT12H55M00S">
            <text:p>12:55:00 PM</text:p>
          </table:table-cell>
          <table:table-cell office:value-type="time" office:time-value="PT13H00M00S">
            <text:p>01:00:00 PM</text:p>
          </table:table-cell>
          <table:table-cell office:value-type="string">
            <text:p>assurant canceled and still charged</text:p>
          </table:table-cell>
          <table:table-cell office:value-type="float" office:value="5207290995">
            <text:p>5207290995</text:p>
          </table:table-cell>
        </table:table-row>
        <table:table-row table:style-name="ro1">
          <table:table-cell office:value-type="string">
            <text:p>Brenda(closer)</text:p>
          </table:table-cell>
          <table:table-cell office:value-type="date" office:date-value="2016-03-04">
            <text:p>03/04/16</text:p>
          </table:table-cell>
          <table:table-cell office:value-type="time" office:time-value="PT13H16M00S">
            <text:p>01:16:00 PM</text:p>
          </table:table-cell>
          <table:table-cell office:value-type="time" office:time-value="PT13H18M00S">
            <text:p>01:18:00 PM</text:p>
          </table:table-cell>
          <table:table-cell office:value-type="string">
            <text:p>check</text:p>
          </table:table-cell>
          <table:table-cell office:value-type="float" office:value="9094188125">
            <text:p>9094188125</text:p>
          </table:table-cell>
        </table:table-row>
        <table:table-row table:style-name="ro2">
          <table:table-cell office:value-type="string">
            <text:p>Elzie(fronter)</text:p>
          </table:table-cell>
          <table:table-cell office:value-type="date" office:date-value="2016-03-04">
            <text:p>03/04/16</text:p>
          </table:table-cell>
          <table:table-cell office:value-type="time" office:time-value="PT13H27M00S">
            <text:p>01:27:00 PM</text:p>
          </table:table-cell>
          <table:table-cell office:value-type="time" office:time-value="PT13H28M00S">
            <text:p>01:28:00 PM</text:p>
          </table:table-cell>
          <table:table-cell office:value-type="string">
            <text:p>check</text:p>
          </table:table-cell>
          <table:table-cell office:value-type="float" office:value="7147499083">
            <text:p>7147499083</text:p>
          </table:table-cell>
        </table:table-row>
        <table:table-row table:style-name="ro2">
          <table:table-cell office:value-type="string">
            <text:p>Maria Picaza(Ashford)</text:p>
          </table:table-cell>
          <table:table-cell office:value-type="date" office:date-value="2016-03-04">
            <text:p>03/04/16</text:p>
          </table:table-cell>
          <table:table-cell office:value-type="time" office:time-value="PT13H53M00S">
            <text:p>01:53:00 PM</text:p>
          </table:table-cell>
          <table:table-cell office:value-type="time" office:time-value="PT14H35M00S">
            <text:p>02:35:00 PM</text:p>
          </table:table-cell>
          <table:table-cell office:value-type="string">
            <text:p>quote</text:p>
          </table:table-cell>
          <table:table-cell office:value-type="float" office:value="4803988121">
            <text:p>4803988121</text:p>
          </table:table-cell>
        </table:table-row>
        <table:table-row table:style-name="ro2">
          <table:table-cell office:value-type="string">
            <text:p>Scott(fronter)</text:p>
          </table:table-cell>
          <table:table-cell office:value-type="date" office:date-value="2016-03-04">
            <text:p>03/04/16</text:p>
          </table:table-cell>
          <table:table-cell office:value-type="time" office:time-value="PT14H35M00S">
            <text:p>02:35:00 PM</text:p>
          </table:table-cell>
          <table:table-cell office:value-type="time" office:time-value="PT14H37M00S">
            <text:p>02:37:00 PM</text:p>
          </table:table-cell>
          <table:table-cell office:value-type="string">
            <text:p>check</text:p>
          </table:table-cell>
          <table:table-cell office:value-type="float" office:value="9099908331">
            <text:p>9099908331</text:p>
          </table:table-cell>
        </table:table-row>
        <table:table-row table:style-name="ro1">
          <table:table-cell office:value-type="string">
            <text:p>toll free</text:p>
          </table:table-cell>
          <table:table-cell office:value-type="date" office:date-value="2016-03-04">
            <text:p>03/04/16</text:p>
          </table:table-cell>
          <table:table-cell table:number-columns-repeated="2" office:value-type="time" office:time-value="PT14H37M00S">
            <text:p>02:37:00 PM</text:p>
          </table:table-cell>
          <table:table-cell office:value-type="string">
            <text:p>hung up</text:p>
          </table:table-cell>
          <table:table-cell office:value-type="float" office:value="8004279428">
            <text:p>8004279428</text:p>
          </table:table-cell>
        </table:table-row>
        <table:table-row table:style-name="ro2">
          <table:table-cell office:value-type="string">
            <text:p>Debra Romo</text:p>
          </table:table-cell>
          <table:table-cell office:value-type="date" office:date-value="2016-03-04">
            <text:p>03/04/16</text:p>
          </table:table-cell>
          <table:table-cell table:number-columns-repeated="2" office:value-type="time" office:time-value="PT14H47M00S">
            <text:p>02:47:00 PM</text:p>
          </table:table-cell>
          <table:table-cell office:value-type="string">
            <text:p>hung up</text:p>
          </table:table-cell>
          <table:table-cell office:value-type="float" office:value="5204900077">
            <text:p>5204900077</text:p>
          </table:table-cell>
        </table:table-row>
        <table:table-row table:style-name="ro2">
          <table:table-cell office:value-type="string">
            <text:p>Debra Romo</text:p>
          </table:table-cell>
          <table:table-cell office:value-type="date" office:date-value="2016-03-04">
            <text:p>03/04/16</text:p>
          </table:table-cell>
          <table:table-cell office:value-type="time" office:time-value="PT14H47M00S">
            <text:p>02:47:00 PM</text:p>
          </table:table-cell>
          <table:table-cell office:value-type="time" office:time-value="PT14H50M00S">
            <text:p>02:50:00 PM</text:p>
          </table:table-cell>
          <table:table-cell office:value-type="string">
            <text:p>called about overdraft fees</text:p>
          </table:table-cell>
          <table:table-cell office:value-type="float" office:value="5204900077">
            <text:p>5204900077</text:p>
          </table:table-cell>
        </table:table-row>
        <table:table-row table:style-name="ro2">
          <table:table-cell office:value-type="string">
            <text:p>Joshua Raines</text:p>
          </table:table-cell>
          <table:table-cell office:value-type="date" office:date-value="2016-03-04">
            <text:p>03/04/16</text:p>
          </table:table-cell>
          <table:table-cell office:value-type="time" office:time-value="PT14H52M00S">
            <text:p>02:52:00 PM</text:p>
          </table:table-cell>
          <table:table-cell office:value-type="time" office:time-value="PT15H53M00S">
            <text:p>03:53:00 PM</text:p>
          </table:table-cell>
          <table:table-cell office:value-type="string">
            <text:p>called was charged for medical not dental</text:p>
          </table:table-cell>
          <table:table-cell office:value-type="float" office:value="2766933321">
            <text:p>2766933321</text:p>
          </table:table-cell>
        </table:table-row>
        <table:table-row table:style-name="ro2">
          <table:table-cell office:value-type="string">
            <text:p>Elzie(fronter)</text:p>
          </table:table-cell>
          <table:table-cell office:value-type="date" office:date-value="2016-03-04">
            <text:p>03/04/16</text:p>
          </table:table-cell>
          <table:table-cell office:value-type="time" office:time-value="PT15H14M00S">
            <text:p>03:14:00 PM</text:p>
          </table:table-cell>
          <table:table-cell office:value-type="time" office:time-value="PT15H19M00S">
            <text:p>03:19:00 PM</text:p>
          </table:table-cell>
          <table:table-cell office:value-type="string">
            <text:p>check</text:p>
          </table:table-cell>
          <table:table-cell office:value-type="float" office:value="7147499083">
            <text:p>7147499083</text:p>
          </table:table-cell>
        </table:table-row>
        <table:table-row table:style-name="ro2">
          <table:table-cell office:value-type="string">
            <text:p>Carol Reeves</text:p>
          </table:table-cell>
          <table:table-cell office:value-type="date" office:date-value="2016-03-04">
            <text:p>03/04/16</text:p>
          </table:table-cell>
          <table:table-cell office:value-type="time" office:time-value="PT15H22M00S">
            <text:p>03:22:00 PM</text:p>
          </table:table-cell>
          <table:table-cell office:value-type="time" office:time-value="PT15H23M00S">
            <text:p>03:23:00 PM</text:p>
          </table:table-cell>
          <table:table-cell office:value-type="string">
            <text:p>see if she can enroll in health insurance will cb</text:p>
          </table:table-cell>
          <table:table-cell office:value-type="float" office:value="4784520151">
            <text:p>4784520151</text:p>
          </table:table-cell>
        </table:table-row>
        <table:table-row table:style-name="ro1">
          <table:table-cell office:value-type="string">
            <text:p>logged off</text:p>
          </table:table-cell>
          <table:table-cell office:value-type="date" office:date-value="2016-03-04">
            <text:p>03/04/16</text:p>
          </table:table-cell>
          <table:table-cell table:number-columns-repeated="2" office:value-type="time" office:time-value="PT15H35M00S">
            <text:p>03:35:00 PM</text:p>
          </table:table-cell>
          <table:table-cell office:value-type="string">
            <text:p>logged off</text:p>
          </table:table-cell>
          <table:table-cell office:value-type="float" office:value="8882909060">
            <text:p>8882909060</text:p>
          </table:table-cell>
        </table:table-row>
        <table:table-row table:style-name="ro1">
          <table:table-cell office:value-type="string">
            <text:p>logged on</text:p>
          </table:table-cell>
          <table:table-cell office:value-type="date" office:date-value="2016-03-07">
            <text:p>03/07/16</text:p>
          </table:table-cell>
          <table:table-cell table:number-columns-repeated="2" office:value-type="time" office:time-value="PT08H00M00S">
            <text:p>08:00:00 AM</text:p>
          </table:table-cell>
          <table:table-cell office:value-type="string">
            <text:p>logged on</text:p>
          </table:table-cell>
          <table:table-cell office:value-type="float" office:value="8882909060">
            <text:p>8882909060</text:p>
          </table:table-cell>
        </table:table-row>
        <table:table-row table:style-name="ro2">
          <table:table-cell office:value-type="string">
            <text:p>Angel Chacara</text:p>
          </table:table-cell>
          <table:table-cell office:value-type="date" office:date-value="2016-03-07">
            <text:p>03/07/16</text:p>
          </table:table-cell>
          <table:table-cell office:value-type="time" office:time-value="PT08H04M00S">
            <text:p>08:04:00 AM</text:p>
          </table:table-cell>
          <table:table-cell office:value-type="time" office:time-value="PT08H13M00S">
            <text:p>08:13:00 AM</text:p>
          </table:table-cell>
          <table:table-cell office:value-type="string">
            <text:p>billing questions transfer to Elizabeth</text:p>
          </table:table-cell>
          <table:table-cell office:value-type="float" office:value="5204881935">
            <text:p>5204881935</text:p>
          </table:table-cell>
        </table:table-row>
        <table:table-row table:style-name="ro1">
          <table:table-cell office:value-type="string">
            <text:p>Theresa Foster</text:p>
          </table:table-cell>
          <table:table-cell office:value-type="date" office:date-value="2016-03-07">
            <text:p>03/07/16</text:p>
          </table:table-cell>
          <table:table-cell office:value-type="time" office:time-value="PT08H13M00S">
            <text:p>08:13:00 AM</text:p>
          </table:table-cell>
          <table:table-cell office:value-type="time" office:time-value="PT08H21M00S">
            <text:p>08:21:00 AM</text:p>
          </table:table-cell>
          <table:table-cell office:value-type="string">
            <text:p>billing issues</text:p>
          </table:table-cell>
          <table:table-cell office:value-type="float" office:value="3369721587">
            <text:p>3369721587</text:p>
          </table:table-cell>
        </table:table-row>
        <table:table-row table:style-name="ro2">
          <table:table-cell office:value-type="string">
            <text:p>BCBS</text:p>
          </table:table-cell>
          <table:table-cell office:value-type="date" office:date-value="2016-03-07">
            <text:p>03/07/16</text:p>
          </table:table-cell>
          <table:table-cell office:value-type="time" office:time-value="PT08H16M00S">
            <text:p>08:16:00 AM</text:p>
          </table:table-cell>
          <table:table-cell office:value-type="time" office:time-value="PT08H21M00S">
            <text:p>08:21:00 AM</text:p>
          </table:table-cell>
          <table:table-cell office:value-type="string">
            <text:p>Called 3 way with t.foster</text:p>
          </table:table-cell>
          <table:table-cell office:value-type="float" office:value="8882342414">
            <text:p>8882342414</text:p>
          </table:table-cell>
        </table:table-row>
        <table:table-row table:style-name="ro1">
          <table:table-cell office:value-type="string">
            <text:p>Call dropped </text:p>
          </table:table-cell>
          <table:table-cell office:value-type="date" office:date-value="2016-03-07">
            <text:p>03/07/16</text:p>
          </table:table-cell>
          <table:table-cell table:number-columns-repeated="2" office:value-type="time" office:time-value="PT08H22M00S">
            <text:p>08:22:00 AM</text:p>
          </table:table-cell>
          <table:table-cell office:value-type="string">
            <text:p>call dropped</text:p>
          </table:table-cell>
          <table:table-cell office:value-type="float" office:value="8882909060">
            <text:p>8882909060</text:p>
          </table:table-cell>
        </table:table-row>
        <table:table-row table:style-name="ro2">
          <table:table-cell office:value-type="string">
            <text:p>Walter Brumfield</text:p>
          </table:table-cell>
          <table:table-cell office:value-type="date" office:date-value="2016-03-07">
            <text:p>03/07/16</text:p>
          </table:table-cell>
          <table:table-cell office:value-type="time" office:time-value="PT08H27M00S">
            <text:p>08:27:00 AM</text:p>
          </table:table-cell>
          <table:table-cell office:value-type="time" office:time-value="PT08H28M00S">
            <text:p>08:28:00 AM</text:p>
          </table:table-cell>
          <table:table-cell office:value-type="string">
            <text:p>I called because he <text:s/>hasn't made dental payment</text:p>
          </table:table-cell>
          <table:table-cell office:value-type="float" office:value="9858921825">
            <text:p>9858921825</text:p>
          </table:table-cell>
        </table:table-row>
        <table:table-row table:style-name="ro1">
          <table:table-cell office:value-type="string">
            <text:p>Call dropped </text:p>
          </table:table-cell>
          <table:table-cell office:value-type="date" office:date-value="2016-03-07">
            <text:p>03/07/16</text:p>
          </table:table-cell>
          <table:table-cell table:number-columns-repeated="2" office:value-type="time" office:time-value="PT08H14M00S">
            <text:p>08:14:00 AM</text:p>
          </table:table-cell>
          <table:table-cell/>
          <table:table-cell office:value-type="float" office:value="8882909060">
            <text:p>8882909060</text:p>
          </table:table-cell>
        </table:table-row>
        <table:table-row table:style-name="ro1">
          <table:table-cell office:value-type="string">
            <text:p>Shelby Smith</text:p>
          </table:table-cell>
          <table:table-cell office:value-type="date" office:date-value="2016-03-07">
            <text:p>03/07/16</text:p>
          </table:table-cell>
          <table:table-cell office:value-type="time" office:time-value="PT09H45M00S">
            <text:p>09:45:00 AM</text:p>
          </table:table-cell>
          <table:table-cell office:value-type="time" office:time-value="PT09H47M00S">
            <text:p>09:47:00 AM</text:p>
          </table:table-cell>
          <table:table-cell office:value-type="string">
            <text:p>AIG needed info left message w HH member</text:p>
          </table:table-cell>
          <table:table-cell office:value-type="float" office:value="3143557731">
            <text:p>3143557731</text:p>
          </table:table-cell>
        </table:table-row>
        <table:table-row table:style-name="ro1">
          <table:table-cell office:value-type="string">
            <text:p>AIG</text:p>
          </table:table-cell>
          <table:table-cell office:value-type="date" office:date-value="2016-03-07">
            <text:p>03/07/16</text:p>
          </table:table-cell>
          <table:table-cell office:value-type="time" office:time-value="PT09H47M00S">
            <text:p>09:47:00 AM</text:p>
          </table:table-cell>
          <table:table-cell office:value-type="time" office:time-value="PT09H56M00S">
            <text:p>09:56:00 AM</text:p>
          </table:table-cell>
          <table:table-cell office:value-type="string">
            <text:p>update client info</text:p>
          </table:table-cell>
          <table:table-cell office:value-type="float" office:value="8002478837">
            <text:p>8002478837</text:p>
          </table:table-cell>
        </table:table-row>
        <table:table-row table:style-name="ro1">
          <table:table-cell office:value-type="string">
            <text:p>Arlene Mosley</text:p>
          </table:table-cell>
          <table:table-cell office:value-type="date" office:date-value="2016-03-07">
            <text:p>03/07/16</text:p>
          </table:table-cell>
          <table:table-cell office:value-type="time" office:time-value="PT10H13M00S">
            <text:p>10:13:00 AM</text:p>
          </table:table-cell>
          <table:table-cell office:value-type="time" office:time-value="PT10H32M00S">
            <text:p>10:32:00 AM</text:p>
          </table:table-cell>
          <table:table-cell office:value-type="string">
            <text:p>AIG app info</text:p>
          </table:table-cell>
          <table:table-cell office:value-type="float" office:value="9368742911">
            <text:p>9368742911</text:p>
          </table:table-cell>
        </table:table-row>
        <table:table-row table:style-name="ro2">
          <table:table-cell office:value-type="string">
            <text:p>AIG</text:p>
          </table:table-cell>
          <table:table-cell office:value-type="date" office:date-value="2016-03-07">
            <text:p>03/07/16</text:p>
          </table:table-cell>
          <table:table-cell office:value-type="time" office:time-value="PT10H47M00S">
            <text:p>10:47:00 AM</text:p>
          </table:table-cell>
          <table:table-cell office:value-type="time" office:time-value="PT10H52M00S">
            <text:p>10:52:00 AM</text:p>
          </table:table-cell>
          <table:table-cell office:value-type="string">
            <text:p>AIG appinfo 2 part app</text:p>
          </table:table-cell>
          <table:table-cell office:value-type="float" office:value="8002478837">
            <text:p>8002478837</text:p>
          </table:table-cell>
        </table:table-row>
        <table:table-row table:style-name="ro2">
          <table:table-cell office:value-type="string">
            <text:p>Martha Tittle</text:p>
          </table:table-cell>
          <table:table-cell office:value-type="date" office:date-value="2016-03-07">
            <text:p>03/07/16</text:p>
          </table:table-cell>
          <table:table-cell office:value-type="time" office:time-value="PT11H22M00S">
            <text:p>11:22:00 AM</text:p>
          </table:table-cell>
          <table:table-cell office:value-type="time" office:time-value="PT11H26M00S">
            <text:p>11:26:00 AM</text:p>
          </table:table-cell>
          <table:table-cell office:value-type="string">
            <text:p>bcbs cards</text:p>
          </table:table-cell>
          <table:table-cell office:value-type="float" office:value="8882909060">
            <text:p>8882909060</text:p>
          </table:table-cell>
        </table:table-row>
        <table:table-row table:style-name="ro2">
          <table:table-cell office:value-type="string">
            <text:p>BCBS</text:p>
          </table:table-cell>
          <table:table-cell office:value-type="date" office:date-value="2016-03-07">
            <text:p>03/07/16</text:p>
          </table:table-cell>
          <table:table-cell office:value-type="time" office:time-value="PT11H33M00S">
            <text:p>11:33:00 AM</text:p>
          </table:table-cell>
          <table:table-cell office:value-type="time" office:time-value="PT12H23M00S">
            <text:p>12:23:00 PM</text:p>
          </table:table-cell>
          <table:table-cell office:value-type="string">
            <text:p>BCBS info for Martha Titttle</text:p>
          </table:table-cell>
          <table:table-cell office:value-type="float" office:value="8886970683">
            <text:p>8886970683</text:p>
          </table:table-cell>
        </table:table-row>
        <table:table-row table:style-name="ro2">
          <table:table-cell office:value-type="string">
            <text:p>Sandra Smith</text:p>
          </table:table-cell>
          <table:table-cell office:value-type="date" office:date-value="2016-03-07">
            <text:p>03/07/16</text:p>
          </table:table-cell>
          <table:table-cell office:value-type="time" office:time-value="PT12H25M00S">
            <text:p>12:25:00 PM</text:p>
          </table:table-cell>
          <table:table-cell office:value-type="time" office:time-value="PT12H39M00S">
            <text:p>12:39:00 PM</text:p>
          </table:table-cell>
          <table:table-cell office:value-type="string">
            <text:p>her and shelby osborne dental info(process)</text:p>
          </table:table-cell>
          <table:table-cell office:value-type="float" office:value="7572512430">
            <text:p>7572512430</text:p>
          </table:table-cell>
        </table:table-row>
        <table:table-row table:style-name="ro2">
          <table:table-cell office:value-type="string">
            <text:p>Martha Tittle</text:p>
          </table:table-cell>
          <table:table-cell office:value-type="date" office:date-value="2016-03-07">
            <text:p>03/07/16</text:p>
          </table:table-cell>
          <table:table-cell office:value-type="time" office:time-value="PT12H47M00S">
            <text:p>12:47:00 PM</text:p>
          </table:table-cell>
          <table:table-cell office:value-type="time" office:time-value="PT12H53M00S">
            <text:p>12:53:00 PM</text:p>
          </table:table-cell>
          <table:table-cell office:value-type="string">
            <text:p>informing her about bcbs mistake</text:p>
          </table:table-cell>
          <table:table-cell office:value-type="float" office:value="9153072563">
            <text:p>9153072563</text:p>
          </table:table-cell>
        </table:table-row>
        <table:table-row table:style-name="ro2">
          <table:table-cell office:value-type="string">
            <text:p>Nicholas Gauden</text:p>
          </table:table-cell>
          <table:table-cell office:value-type="date" office:date-value="2016-03-07">
            <text:p>03/07/16</text:p>
          </table:table-cell>
          <table:table-cell office:value-type="time" office:time-value="PT12H55M00S">
            <text:p>12:55:00 PM</text:p>
          </table:table-cell>
          <table:table-cell office:value-type="time" office:time-value="PT12H59M00S">
            <text:p>12:59:00 PM</text:p>
          </table:table-cell>
          <table:table-cell office:value-type="string">
            <text:p>make sure all payments were made</text:p>
          </table:table-cell>
          <table:table-cell office:value-type="float" office:value="8882909060">
            <text:p>8882909060</text:p>
          </table:table-cell>
        </table:table-row>
        <table:table-row table:style-name="ro1">
          <table:table-cell office:value-type="string">
            <text:p>Larry Mason</text:p>
          </table:table-cell>
          <table:table-cell office:value-type="date" office:date-value="2016-03-07">
            <text:p>03/07/16</text:p>
          </table:table-cell>
          <table:table-cell office:value-type="time" office:time-value="PT13H22M00S">
            <text:p>01:22:00 PM</text:p>
          </table:table-cell>
          <table:table-cell office:value-type="time" office:time-value="PT13H23M00S">
            <text:p>01:23:00 PM</text:p>
          </table:table-cell>
          <table:table-cell office:value-type="string">
            <text:p>received cancellation notice</text:p>
          </table:table-cell>
          <table:table-cell office:value-type="float" office:value="8036281553">
            <text:p>8036281553</text:p>
          </table:table-cell>
        </table:table-row>
        <table:table-row table:style-name="ro1">
          <table:table-cell office:value-type="string">
            <text:p>Mable Davidson</text:p>
          </table:table-cell>
          <table:table-cell office:value-type="date" office:date-value="2016-03-07">
            <text:p>03/07/16</text:p>
          </table:table-cell>
          <table:table-cell office:value-type="time" office:time-value="PT13H25M00S">
            <text:p>01:25:00 PM</text:p>
          </table:table-cell>
          <table:table-cell office:value-type="time" office:time-value="PT13H28M00S">
            <text:p>01:28:00 PM</text:p>
          </table:table-cell>
          <table:table-cell office:value-type="string">
            <text:p>called to set up auto pay</text:p>
          </table:table-cell>
          <table:table-cell office:value-type="float" office:value="3343714240">
            <text:p>3343714240</text:p>
          </table:table-cell>
        </table:table-row>
        <table:table-row table:style-name="ro2">
          <table:table-cell office:value-type="string">
            <text:p>Willie Strong</text:p>
          </table:table-cell>
          <table:table-cell office:value-type="date" office:date-value="2016-03-07">
            <text:p>03/07/16</text:p>
          </table:table-cell>
          <table:table-cell office:value-type="time" office:time-value="PT13H30M00S">
            <text:p>01:30:00 PM</text:p>
          </table:table-cell>
          <table:table-cell office:value-type="time" office:time-value="PT13H31M00S">
            <text:p>01:31:00 PM</text:p>
          </table:table-cell>
          <table:table-cell office:value-type="string">
            <text:p>Aetna plan cancelled</text:p>
          </table:table-cell>
          <table:table-cell office:value-type="float" office:value="7044938313">
            <text:p>7044938313</text:p>
          </table:table-cell>
        </table:table-row>
        <table:table-row table:style-name="ro2">
          <table:table-cell office:value-type="string">
            <text:p>Tina Coleman</text:p>
          </table:table-cell>
          <table:table-cell office:value-type="date" office:date-value="2016-03-07">
            <text:p>03/07/16</text:p>
          </table:table-cell>
          <table:table-cell office:value-type="time" office:time-value="PT13H33M00S">
            <text:p>01:33:00 PM</text:p>
          </table:table-cell>
          <table:table-cell office:value-type="time" office:time-value="PT13H34M00S">
            <text:p>01:34:00 PM</text:p>
          </table:table-cell>
          <table:table-cell office:value-type="string">
            <text:p>Aetna plan cancelled</text:p>
          </table:table-cell>
          <table:table-cell office:value-type="float" office:value="2675833603">
            <text:p>2675833603</text:p>
          </table:table-cell>
        </table:table-row>
        <table:table-row table:style-name="ro1">
          <table:table-cell office:value-type="string">
            <text:p>Mable Davidson</text:p>
          </table:table-cell>
          <table:table-cell office:value-type="date" office:date-value="2016-03-07">
            <text:p>03/07/16</text:p>
          </table:table-cell>
          <table:table-cell office:value-type="time" office:time-value="PT13H43M00S">
            <text:p>01:43:00 PM</text:p>
          </table:table-cell>
          <table:table-cell office:value-type="time" office:time-value="PT13H48M00S">
            <text:p>01:48:00 PM</text:p>
          </table:table-cell>
          <table:table-cell office:value-type="string">
            <text:p>Wanted to see when to make dental 3/10/16</text:p>
          </table:table-cell>
          <table:table-cell office:value-type="float" office:value="3343714240">
            <text:p>3343714240</text:p>
          </table:table-cell>
        </table:table-row>
        <table:table-row table:style-name="ro2">
          <table:table-cell office:value-type="string">
            <text:p>Lawrence Mcpherson</text:p>
          </table:table-cell>
          <table:table-cell office:value-type="date" office:date-value="2016-03-07">
            <text:p>03/07/16</text:p>
          </table:table-cell>
          <table:table-cell office:value-type="time" office:time-value="PT13H51M00S">
            <text:p>01:51:00 PM</text:p>
          </table:table-cell>
          <table:table-cell office:value-type="time" office:time-value="PT13H53M00S">
            <text:p>01:53:00 PM</text:p>
          </table:table-cell>
          <table:table-cell office:value-type="string">
            <text:p>now has bcbs</text:p>
          </table:table-cell>
          <table:table-cell office:value-type="float" office:value="8474735618">
            <text:p>8474735618</text:p>
          </table:table-cell>
        </table:table-row>
        <table:table-row table:style-name="ro1">
          <table:table-cell office:value-type="string">
            <text:p>logged off</text:p>
          </table:table-cell>
          <table:table-cell office:value-type="date" office:date-value="2016-03-07">
            <text:p>03/07/16</text:p>
          </table:table-cell>
          <table:table-cell table:number-columns-repeated="2" office:value-type="time" office:time-value="PT14H00M00S">
            <text:p>02:00:00 PM</text:p>
          </table:table-cell>
          <table:table-cell office:value-type="string">
            <text:p>logged off</text:p>
          </table:table-cell>
          <table:table-cell office:value-type="float" office:value="8882909060">
            <text:p>8882909060</text:p>
          </table:table-cell>
        </table:table-row>
        <table:named-expressions/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  <table:named-expressions/>
      </table:table>
      <table:named-expressions>
        <table:named-range table:name="Name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3/07/2016</text:date>, <text:time>14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 Fields</meta:initial-creator>
    <meta:creation-date>2016-03-03T10:28:42.21</meta:creation-date>
    <dc:date>2016-03-07T14:00:55.55</dc:date>
    <dc:creator>Jen Fields</dc:creator>
    <meta:editing-duration>P4DT2H31M6S</meta:editing-duration>
    <meta:editing-cycles>33</meta:editing-cycles>
    <meta:generator>OpenOffice/4.1.1$Win32 OpenOffice.org_project/411m6$Build-9775</meta:generator>
    <meta:document-statistic meta:table-count="3" meta:cell-count="575" meta:object-count="0"/>
  </office:meta>
</office:document-meta>
</file>